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true" fo:min-height="0.13cm" fo:min-width="0.296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3cm" draw:marker-start-center="false" draw:marker-end-width="0.3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705cm" svg:height="0.624cm" svg:x="10.564cm" svg:y="14.007cm">
            <draw:text-box>
              <text:p text:style-name="P1"><text:span text:style-name="T1">6</text:span></text:p>
            </draw:text-box>
          </draw:frame>
          <draw:frame draw:style-name="gr1" draw:text-style-name="P2" draw:layer="layout" svg:width="0.705cm" svg:height="0.624cm" svg:x="9.315cm" svg:y="14.832cm">
            <draw:text-box>
              <text:p text:style-name="P1"><text:span text:style-name="T1">4</text:span></text:p>
            </draw:text-box>
          </draw:frame>
          <draw:frame draw:style-name="gr2" draw:text-style-name="P2" draw:layer="layout" svg:width="1.272cm" svg:height="0.624cm" svg:x="10.021cm" svg:y="14.823cm">
            <draw:text-box>
              <text:p text:style-name="P1"><text:span text:style-name="T1">110°</text:span></text:p>
            </draw:text-box>
          </draw:frame>
          <draw:path draw:style-name="gr3" draw:text-style-name="P3" draw:layer="layout" svg:width="0.516cm" svg:height="0.359cm" svg:x="9.992cm" svg:y="14.574cm" svg:viewBox="0 0 517 360" svg:d="M0 330c206 97 471-51 512-289l5-41">
            <text:p/>
          </draw:path>
          <draw:path draw:style-name="gr3" draw:text-style-name="P4" draw:layer="layout" svg:width="1.765cm" svg:height="0.237cm" svg:x="10.015cm" svg:y="14.468cm" svg:viewBox="0 0 1766 238" svg:d="M0 238c146-86 339-118 522-132s371-9 558-13 338-26 522-61l164-32">
            <text:p/>
          </draw:path>
          <draw:path draw:style-name="gr3" draw:text-style-name="P4" draw:layer="layout" svg:width="0.369cm" svg:height="1.04cm" svg:x="11.403cm" svg:y="14.475cm" svg:viewBox="0 0 370 1041" svg:d="M370 0c-12 243-120 455-227 653l-64 204-79 184">
            <text:p/>
          </draw:path>
          <draw:path draw:style-name="gr3" draw:text-style-name="P4" draw:layer="layout" svg:width="0.445cm" svg:height="1.019cm" svg:x="9.592cm" svg:y="14.692cm" svg:viewBox="0 0 446 1020" svg:d="M446 0c-16 231-148 466-273 653l-76 194-97 173">
            <text:p/>
          </draw:path>
          <draw:path draw:style-name="gr3" draw:text-style-name="P4" draw:layer="layout" svg:width="1.832cm" svg:height="0.168cm" svg:x="9.59cm" svg:y="15.521cm" svg:viewBox="0 0 1833 169" svg:d="M0 166c191 12 369-11 556-21s397 3 553-41c172-44 348-88 554-104h17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2:09:12.216963453</meta:creation-date>
    <dc:date>2018-03-12T12:11:25.163194501</dc:date>
    <meta:editing-duration>PT2M13S</meta:editing-duration>
    <meta:editing-cycles>1</meta:editing-cycles>
    <meta:document-statistic meta:object-count="9"/>
    <meta:generator>LibreOffice/6.0.0.3$MacOSX_X86_64 LibreOffice_project/64a0f66915f38c6217de274f0aa8e15618924765</meta:generator>
  </office:meta>
</office:document-meta>
</file>